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22a" officeooo:paragraph-rsid="001da22a"/>
    </style:style>
    <style:style style:name="P2" style:family="paragraph" style:parent-style-name="Standard">
      <style:text-properties fo:font-weight="bold" officeooo:rsid="001da22a" officeooo:paragraph-rsid="001da22a" style:font-weight-asian="bold" style:font-weight-complex="bold"/>
    </style:style>
    <style:style style:name="P3" style:family="paragraph" style:parent-style-name="Standard">
      <style:text-properties officeooo:rsid="001da22a" officeooo:paragraph-rsid="001da22a" fo:background-color="#fff5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ybrid Topology</text:p>
      <text:p text:style-name="P1"/>
      <text:p text:style-name="P1"/>
      <text:p text:style-name="P1">/* -*- Mode:C++; c-file-style:"gnu"; indent-tabs-mode:nil; -*- */</text:p>
      <text:p text:style-name="P1">/*</text:p>
      <text:p text:style-name="P1"><text:s/>* This program is free software; you can redistribute it and/or modify</text:p>
      <text:p text:style-name="P1"><text:s/>* it under the terms of the GNU General Public License version 2 as</text:p>
      <text:p text:style-name="P1"><text:s/>* published by the Free Software Foundation;</text:p>
      <text:p text:style-name="P1"><text:s/>*</text:p>
      <text:p text:style-name="P1"><text:s/>* This program is distributed in the hope that it will be useful,</text:p>
      <text:p text:style-name="P1"><text:s/>* but WITHOUT ANY WARRANTY; without even the implied warranty of</text:p>
      <text:p text:style-name="P1"><text:s/>* MERCHANTABILITY or FITNESS FOR A PARTICULAR PURPOSE. <text:s/>See the</text:p>
      <text:p text:style-name="P1"><text:s/>* GNU General Public License for more details.</text:p>
      <text:p text:style-name="P1"><text:s/>*</text:p>
      <text:p text:style-name="P1"><text:s/>* You should have received a copy of the GNU General Public License</text:p>
      <text:p text:style-name="P1"><text:s/>* along with this program; if not, write to the Free Software</text:p>
      <text:p text:style-name="P1"><text:s/>* Foundation, Inc., 59 Temple Place, Suite 330, Boston, MA <text:s/>02111-1307 <text:s/>USA</text:p>
      <text:p text:style-name="P1"><text:s/>*/</text:p>
      <text:p text:style-name="P1"/>
      <text:p text:style-name="P1">#include &lt;fstream&gt;</text:p>
      <text:p text:style-name="P1">#include "ns3/core-module.h"</text:p>
      <text:p text:style-name="P1">#include "ns3/network-module.h"</text:p>
      <text:p text:style-name="P1">#include "ns3/internet-module.h"</text:p>
      <text:p text:style-name="P1">#include "ns3/point-to-point-module.h"</text:p>
      <text:p text:style-name="P1">#include "ns3/applications-module.h"</text:p>
      <text:p text:style-name="P1"/>
      <text:p text:style-name="P3">#include "ns3/netanim-module.h"</text:p>
      <text:p text:style-name="P3">#include "ns3/mobility-module.h"</text:p>
      <text:p text:style-name="P3"/>
      <text:p text:style-name="P1">using namespace ns3;</text:p>
      <text:p text:style-name="P1"/>
      <text:p text:style-name="P1">NS_LOG_COMPONENT_DEFINE ("FifthScriptExample");</text:p>
      <text:p text:style-name="P1"/>
      <text:p text:style-name="P1">// ===========================================================================</text:p>
      <text:p text:style-name="P1">//</text:p>
      <text:p text:style-name="P1">// <text:s text:c="8"/>node 0 <text:s text:c="16"/>node 1</text:p>
      <text:p text:style-name="P1">// <text:s text:c="2"/>+----------------+ <text:s text:c="3"/>+----------------+</text:p>
      <text:p text:style-name="P1">// <text:s text:c="2"/>| <text:s text:c="3"/>ns-3 TCP <text:s text:c="3"/>| <text:s text:c="3"/>| <text:s text:c="3"/>ns-3 TCP <text:s text:c="3"/>|</text:p>
      <text:p text:style-name="P1">// <text:s text:c="2"/>+----------------+ <text:s text:c="3"/>+----------------+</text:p>
      <text:p text:style-name="P1">// <text:s text:c="2"/>| <text:s text:c="3"/>10.1.1.1 <text:s text:c="3"/>| <text:s text:c="3"/>| <text:s text:c="3"/>10.1.1.2 <text:s text:c="3"/>|</text:p>
      <text:p text:style-name="P1">// <text:s text:c="2"/>+----------------+ <text:s text:c="3"/>+----------------+</text:p>
      <text:p text:style-name="P1">// <text:s text:c="2"/>| point-to-point | <text:s text:c="3"/>| point-to-point |</text:p>
      <text:p text:style-name="P1">// <text:s text:c="2"/>+----------------+ <text:s text:c="3"/>+----------------+</text:p>
      <text:p text:style-name="P1">// <text:s text:c="10"/>| <text:s text:c="20"/>|</text:p>
      <text:p text:style-name="P1">// <text:s text:c="10"/>+---------------------+</text:p>
      <text:p text:style-name="P1">// <text:s text:c="15"/>5 Mbps, 2 ms</text:p>
      <text:p text:style-name="P1">//</text:p>
      <text:p text:style-name="P1">//</text:p>
      <text:p text:style-name="P1">// We want to look at changes in the ns-3 TCP congestion window. <text:s/>We need</text:p>
      <text:p text:style-name="P1">// to crank up a flow and hook the CongestionWindow attribute on the socket</text:p>
      <text:p text:style-name="P1"><text:soft-page-break/>// of the sender. <text:s/>Normally one would use an on-off application to generate a</text:p>
      <text:p text:style-name="P1">// flow, but this has a couple of problems. <text:s/>First, the socket of the on-off </text:p>
      <text:p text:style-name="P1">// application is not created until Application Start time, so we wouldn't be </text:p>
      <text:p text:style-name="P1">// able to hook the socket (now) at configuration time. <text:s/>Second, even if we </text:p>
      <text:p text:style-name="P1">// could arrange a call after start time, the socket is not public so we </text:p>
      <text:p text:style-name="P1">// couldn't get at it.</text:p>
      <text:p text:style-name="P1">//</text:p>
      <text:p text:style-name="P1">// So, we can cook up a simple version of the on-off application that does what</text:p>
      <text:p text:style-name="P1">// we want. <text:s/>On the plus side we don't need all of the complexity of the on-off</text:p>
      <text:p text:style-name="P1">// application. <text:s/>On the minus side, we don't have a helper, so we have to get</text:p>
      <text:p text:style-name="P1">// a little more involved in the details, but this is trivial.</text:p>
      <text:p text:style-name="P1">//</text:p>
      <text:p text:style-name="P1">// So first, we create a socket and do the trace connect on it; then we pass </text:p>
      <text:p text:style-name="P1">// this socket into the constructor of our simple application which we then </text:p>
      <text:p text:style-name="P1">// install in the source node.</text:p>
      <text:p text:style-name="P1">// ===========================================================================</text:p>
      <text:p text:style-name="P1">//</text:p>
      <text:p text:style-name="P1">class MyApp : public Application </text:p>
      <text:p text:style-name="P1">{</text:p>
      <text:p text:style-name="P1">public:</text:p>
      <text:p text:style-name="P1"/>
      <text:p text:style-name="P1"><text:s text:c="2"/>MyApp ();</text:p>
      <text:p text:style-name="P1"><text:s text:c="2"/>virtual ~MyApp();</text:p>
      <text:p text:style-name="P1"/>
      <text:p text:style-name="P1"><text:s text:c="2"/>void Setup (Ptr&lt;Socket&gt; socket, Address address, uint32_t packetSize, uint32_t nPackets, DataRate dataRate);</text:p>
      <text:p text:style-name="P1"/>
      <text:p text:style-name="P1">private:</text:p>
      <text:p text:style-name="P1"><text:s text:c="2"/>virtual void StartApplication (void);</text:p>
      <text:p text:style-name="P1"><text:s text:c="2"/>virtual void StopApplication (void);</text:p>
      <text:p text:style-name="P1"/>
      <text:p text:style-name="P1"><text:s text:c="2"/>void ScheduleTx (void);</text:p>
      <text:p text:style-name="P1"><text:s text:c="2"/>void SendPacket (void);</text:p>
      <text:p text:style-name="P1"/>
      <text:p text:style-name="P1"><text:s text:c="2"/>Ptr&lt;Socket&gt; <text:s text:c="4"/>m_socket;</text:p>
      <text:p text:style-name="P1"><text:s text:c="2"/>Address <text:s text:c="8"/>m_peer;</text:p>
      <text:p text:style-name="P1"><text:s text:c="2"/>uint32_t <text:s text:c="7"/>m_packetSize;</text:p>
      <text:p text:style-name="P1"><text:s text:c="2"/>uint32_t <text:s text:c="7"/>m_nPackets;</text:p>
      <text:p text:style-name="P1"><text:s text:c="2"/>DataRate <text:s text:c="7"/>m_dataRate;</text:p>
      <text:p text:style-name="P1"><text:s text:c="2"/>EventId <text:s text:c="8"/>m_sendEvent;</text:p>
      <text:p text:style-name="P1"><text:s text:c="2"/>bool <text:s text:c="11"/>m_running;</text:p>
      <text:p text:style-name="P1"><text:s text:c="2"/>uint32_t <text:s text:c="7"/>m_packetsSent;</text:p>
      <text:p text:style-name="P1">};</text:p>
      <text:p text:style-name="P1"/>
      <text:p text:style-name="P1">MyApp::MyApp ()</text:p>
      <text:p text:style-name="P1"><text:s text:c="2"/>: m_socket (0), </text:p>
      <text:p text:style-name="P1"><text:s text:c="4"/>m_peer (), </text:p>
      <text:p text:style-name="P1"><text:s text:c="4"/>m_packetSize (0), </text:p>
      <text:p text:style-name="P1"><text:s text:c="4"/>m_nPackets (0), </text:p>
      <text:p text:style-name="P1"><text:s text:c="4"/>m_dataRate (0), </text:p>
      <text:p text:style-name="P1"><text:soft-page-break/><text:s text:c="4"/>m_sendEvent (), </text:p>
      <text:p text:style-name="P1"><text:s text:c="4"/>m_running (false), </text:p>
      <text:p text:style-name="P1"><text:s text:c="4"/>m_packetsSent (0)</text:p>
      <text:p text:style-name="P1">{</text:p>
      <text:p text:style-name="P1">}</text:p>
      <text:p text:style-name="P1"/>
      <text:p text:style-name="P1">MyApp::~MyApp()</text:p>
      <text:p text:style-name="P1">{</text:p>
      <text:p text:style-name="P1"><text:s text:c="2"/>m_socket = 0;</text:p>
      <text:p text:style-name="P1">}</text:p>
      <text:p text:style-name="P1"/>
      <text:p text:style-name="P1">void</text:p>
      <text:p text:style-name="P1">MyApp::Setup (Ptr&lt;Socket&gt; socket, Address address, uint32_t packetSize, uint32_t nPackets, DataRate dataRate)</text:p>
      <text:p text:style-name="P1">{</text:p>
      <text:p text:style-name="P1"><text:s text:c="2"/>m_socket = socket;</text:p>
      <text:p text:style-name="P1"><text:s text:c="2"/>m_peer = address;</text:p>
      <text:p text:style-name="P1"><text:s text:c="2"/>m_packetSize = packetSize;</text:p>
      <text:p text:style-name="P1"><text:s text:c="2"/>m_nPackets = nPackets;</text:p>
      <text:p text:style-name="P1"><text:s text:c="2"/>m_dataRate = dataRate;</text:p>
      <text:p text:style-name="P1">}</text:p>
      <text:p text:style-name="P1"/>
      <text:p text:style-name="P1">void</text:p>
      <text:p text:style-name="P1">MyApp::StartApplication (void)</text:p>
      <text:p text:style-name="P1">{</text:p>
      <text:p text:style-name="P1"><text:s text:c="2"/>m_running = true;</text:p>
      <text:p text:style-name="P1"><text:s text:c="2"/>m_packetsSent = 0;</text:p>
      <text:p text:style-name="P1"><text:s text:c="2"/>m_socket-&gt;Bind ();</text:p>
      <text:p text:style-name="P1"><text:s text:c="2"/>m_socket-&gt;Connect (m_peer);</text:p>
      <text:p text:style-name="P1"><text:s text:c="2"/>SendPacket ();</text:p>
      <text:p text:style-name="P1">}</text:p>
      <text:p text:style-name="P1"/>
      <text:p text:style-name="P1">void </text:p>
      <text:p text:style-name="P1">MyApp::StopApplication (void)</text:p>
      <text:p text:style-name="P1">{</text:p>
      <text:p text:style-name="P1"><text:s text:c="2"/>m_running = false;</text:p>
      <text:p text:style-name="P1"/>
      <text:p text:style-name="P1"><text:s text:c="2"/>if (m_sendEvent.IsRunning ())</text:p>
      <text:p text:style-name="P1"><text:s text:c="4"/>{</text:p>
      <text:p text:style-name="P1"><text:s text:c="6"/>Simulator::Cancel (m_sendEvent);</text:p>
      <text:p text:style-name="P1"><text:s text:c="4"/>}</text:p>
      <text:p text:style-name="P1"/>
      <text:p text:style-name="P1"><text:s text:c="2"/>if (m_socket)</text:p>
      <text:p text:style-name="P1"><text:s text:c="4"/>{</text:p>
      <text:p text:style-name="P1"><text:s text:c="6"/>m_socket-&gt;Close ();</text:p>
      <text:p text:style-name="P1"><text:s text:c="4"/>}</text:p>
      <text:p text:style-name="P1">}</text:p>
      <text:p text:style-name="P1"/>
      <text:p text:style-name="P1">void </text:p>
      <text:p text:style-name="P1">MyApp::SendPacket (void)</text:p>
      <text:p text:style-name="P1">{</text:p>
      <text:p text:style-name="P1"><text:s text:c="2"/>Ptr&lt;Packet&gt; packet = Create&lt;Packet&gt; (m_packetSize);</text:p>
      <text:p text:style-name="P1"><text:soft-page-break/><text:s text:c="2"/>m_socket-&gt;Send (packet);</text:p>
      <text:p text:style-name="P1"/>
      <text:p text:style-name="P1"><text:s text:c="2"/>if (++m_packetsSent &lt; m_nPackets)</text:p>
      <text:p text:style-name="P1"><text:s text:c="4"/>{</text:p>
      <text:p text:style-name="P1"><text:s text:c="6"/>ScheduleTx ();</text:p>
      <text:p text:style-name="P1"><text:s text:c="4"/>}</text:p>
      <text:p text:style-name="P1">}</text:p>
      <text:p text:style-name="P1"/>
      <text:p text:style-name="P1">void </text:p>
      <text:p text:style-name="P1">MyApp::ScheduleTx (void)</text:p>
      <text:p text:style-name="P1">{</text:p>
      <text:p text:style-name="P1"><text:s text:c="2"/>if (m_running)</text:p>
      <text:p text:style-name="P1"><text:s text:c="4"/>{</text:p>
      <text:p text:style-name="P1"><text:s text:c="6"/>Time tNext (Seconds (m_packetSize * 8 / static_cast&lt;double&gt; (m_dataRate.GetBitRate ())));</text:p>
      <text:p text:style-name="P1"><text:s text:c="6"/>m_sendEvent = Simulator::Schedule (tNext, &amp;MyApp::SendPacket, this);</text:p>
      <text:p text:style-name="P1"><text:s text:c="4"/>}</text:p>
      <text:p text:style-name="P1">}</text:p>
      <text:p text:style-name="P1"/>
      <text:p text:style-name="P1">static void</text:p>
      <text:p text:style-name="P1">CwndChange (uint32_t oldCwnd, uint32_t newCwnd)</text:p>
      <text:p text:style-name="P1">{</text:p>
      <text:p text:style-name="P1"><text:s text:c="2"/>NS_LOG_UNCOND (Simulator::Now ().GetSeconds () &lt;&lt; "\t" &lt;&lt; newCwnd);</text:p>
      <text:p text:style-name="P1">}</text:p>
      <text:p text:style-name="P1"/>
      <text:p text:style-name="P1">static void</text:p>
      <text:p text:style-name="P1">RxDrop (Ptr&lt;const Packet&gt; p)</text:p>
      <text:p text:style-name="P1">{</text:p>
      <text:p text:style-name="P1"><text:s text:c="2"/>NS_LOG_UNCOND ("RxDrop at " &lt;&lt; Simulator::Now ().GetSeconds ());</text:p>
      <text:p text:style-name="P1">}</text:p>
      <text:p text:style-name="P1"/>
      <text:p text:style-name="P1">int </text:p>
      <text:p text:style-name="P1">main (int argc, char *argv[])</text:p>
      <text:p text:style-name="P1">{</text:p>
      <text:p text:style-name="P1"><text:s text:c="2"/>CommandLine cmd (__FILE__);</text:p>
      <text:p text:style-name="P1"><text:s text:c="2"/>cmd.Parse (argc, argv);</text:p>
      <text:p text:style-name="P1"><text:s text:c="2"/></text:p>
      <text:p text:style-name="P1"><text:s text:c="2"/>NodeContainer nodes;</text:p>
      <text:p text:style-name="P1"><text:s text:c="2"/>nodes.Create (2);</text:p>
      <text:p text:style-name="P1"/>
      <text:p text:style-name="P1"><text:s text:c="2"/>PointToPointHelper pointToPoint;</text:p>
      <text:p text:style-name="P1"><text:s text:c="2"/>pointToPoint.SetDeviceAttribute ("DataRate", StringValue ("5Mbps"));</text:p>
      <text:p text:style-name="P1"><text:s text:c="2"/>pointToPoint.SetChannelAttribute ("Delay", StringValue ("2ms"));</text:p>
      <text:p text:style-name="P1"/>
      <text:p text:style-name="P1"><text:s text:c="2"/>NetDeviceContainer devices;</text:p>
      <text:p text:style-name="P1"><text:s text:c="2"/>devices = pointToPoint.Install (nodes);</text:p>
      <text:p text:style-name="P1"/>
      <text:p text:style-name="P1"><text:s text:c="2"/>Ptr&lt;RateErrorModel&gt; em = CreateObject&lt;RateErrorModel&gt; ();</text:p>
      <text:p text:style-name="P1"><text:s text:c="2"/>em-&gt;SetAttribute ("ErrorRate", DoubleValue (0.00001));</text:p>
      <text:p text:style-name="P1"><text:s text:c="2"/>devices.Get (1)-&gt;SetAttribute ("ReceiveErrorModel", PointerValue (em));</text:p>
      <text:p text:style-name="P1"/>
      <text:p text:style-name="P1"><text:s text:c="2"/>InternetStackHelper stack;</text:p>
      <text:p text:style-name="P1"><text:s text:c="2"/>stack.Install (nodes);</text:p>
      <text:p text:style-name="P1"><text:soft-page-break/></text:p>
      <text:p text:style-name="P1"><text:s text:c="2"/>Ipv4AddressHelper address;</text:p>
      <text:p text:style-name="P1"><text:s text:c="2"/>address.SetBase ("10.1.1.0", "255.255.255.252");</text:p>
      <text:p text:style-name="P1"><text:s text:c="2"/>Ipv4InterfaceContainer interfaces = address.Assign (devices);</text:p>
      <text:p text:style-name="P1"/>
      <text:p text:style-name="P1"><text:s text:c="2"/>uint16_t sinkPort = 8080;</text:p>
      <text:p text:style-name="P1"><text:s text:c="2"/>Address sinkAddress (InetSocketAddress (interfaces.GetAddress (1), sinkPort));</text:p>
      <text:p text:style-name="P1"><text:s text:c="2"/>PacketSinkHelper packetSinkHelper ("ns3::TcpSocketFactory", InetSocketAddress (Ipv4Address::GetAny (), sinkPort));</text:p>
      <text:p text:style-name="P1"><text:s text:c="2"/>ApplicationContainer sinkApps = packetSinkHelper.Install (nodes.Get (1));</text:p>
      <text:p text:style-name="P1"><text:s text:c="2"/>sinkApps.Start (Seconds (0.));</text:p>
      <text:p text:style-name="P1"><text:s text:c="2"/>sinkApps.Stop (Seconds (20.));</text:p>
      <text:p text:style-name="P1"/>
      <text:p text:style-name="P1"><text:s text:c="2"/>Ptr&lt;Socket&gt; ns3TcpSocket = Socket::CreateSocket (nodes.Get (0), TcpSocketFactory::GetTypeId ());</text:p>
      <text:p text:style-name="P1"><text:s text:c="2"/>ns3TcpSocket-&gt;TraceConnectWithoutContext ("CongestionWindow", MakeCallback (&amp;CwndChange));</text:p>
      <text:p text:style-name="P1"/>
      <text:p text:style-name="P1"><text:s text:c="2"/>Ptr&lt;MyApp&gt; app = CreateObject&lt;MyApp&gt; ();</text:p>
      <text:p text:style-name="P1"><text:s text:c="2"/>app-&gt;Setup (ns3TcpSocket, sinkAddress, 1040, 1000, DataRate ("1Mbps"));</text:p>
      <text:p text:style-name="P1"><text:s text:c="2"/>nodes.Get (0)-&gt;AddApplication (app);</text:p>
      <text:p text:style-name="P1"><text:s text:c="2"/>app-&gt;SetStartTime (Seconds (1.));</text:p>
      <text:p text:style-name="P1"><text:s text:c="2"/>app-&gt;SetStopTime (Seconds (20.));</text:p>
      <text:p text:style-name="P1"/>
      <text:p text:style-name="P1"><text:s text:c="2"/>devices.Get (1)-&gt;TraceConnectWithoutContext ("PhyRxDrop", MakeCallback (&amp;RxDrop));</text:p>
      <text:p text:style-name="P1"/>
      <text:p text:style-name="P3">MobilityHelper mobility;</text:p>
      <text:p text:style-name="P3">mobility.SetMobilityModel("ns3::ConstantPositionMobilityModel");</text:p>
      <text:p text:style-name="P3">mobility.Install(nodes);</text:p>
      <text:p text:style-name="P3">AnimationInterface anim("fifth.xml");</text:p>
      <text:p text:style-name="P3">AnimationInterface::SetConstantPosition(nodes.Get(0),10,25);</text:p>
      <text:p text:style-name="P3">AnimationInterface::SetConstantPosition(nodes.Get(1),30,50);</text:p>
      <text:p text:style-name="P3">anim.EnablePacketMetadata(true);</text:p>
      <text:p text:style-name="P3">pointToPoint.EnablePcapAll("fifth");</text:p>
      <text:p text:style-name="P1"><text:s/></text:p>
      <text:p text:style-name="P1"><text:s text:c="2"/>Simulator::Stop (Seconds (20));</text:p>
      <text:p text:style-name="P1"><text:s text:c="2"/>Simulator::Run ();</text:p>
      <text:p text:style-name="P1"><text:s text:c="2"/>Simulator::Destroy ();</text:p>
      <text:p text:style-name="P1"/>
      <text:p text:style-name="P1"><text:s text:c="2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0:40:32.648642853</meta:creation-date>
    <dc:date>2023-06-20T11:24:25.956690943</dc:date>
    <meta:editing-duration>PT1M2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204" meta:word-count="792" meta:character-count="6677" meta:non-whitespace-character-count="5624"/>
  </office:meta>
</office:document-meta>
</file>